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4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RAVAIL (54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RUST (54:4-5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TRUST (54:4-5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 protects him (54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 punishes them (54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54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TRAVAIL (5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TRUST (54:4-5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RIUMPH (54:6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4 </dc:title>
    <meta:initial-creator>David STRICKLAND</meta:initial-creator>
    <dc:creator>David STRICKLAND</dc:creator>
    <meta:creation-date>2020-02-22T17:38:21Z</meta:creation-date>
    <dc:date>2020-02-22T17:38:21Z</dc:date>
    <meta:template xlink:href="BibleStudy" xlink:type="simple"/>
    <meta:editing-cycles>1</meta:editing-cycles>
    <meta:editing-duration>PT0S</meta:editing-duration>
    <meta:document-statistic meta:paragraph-count="10" meta:word-count="50"/>
  </office:meta>
</office:document-meta>
</file>